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i>L</mi>
              <mn>2</mn>
            </msub>
            <mrow>
              <mi/>
              <mo stretchy="false">=</mo>
              <mi/>
            </mrow>
            <mfrac>
              <mn>1</mn>
              <mn>2</mn>
            </mfrac>
            <mrow>
              <munderover>
                <mo stretchy="false">∑</mo>
                <mrow>
                  <mi>j</mi>
                  <mi>,</mi>
                  <mrow>
                    <mi>l</mi>
                    <mo stretchy="false">=</mo>
                    <mn>1</mn>
                  </mrow>
                </mrow>
                <mi>S</mi>
              </munderover>
              <msub>
                <mo stretchy="false">μ</mo>
                <mrow>
                  <mi>j</mi>
                  <mi>l</mi>
                </mrow>
              </msub>
            </mrow>
            <mover accent="true">
              <msub>
                <mi>q</mi>
                <mi>j</mi>
              </msub>
              <mo stretchy="false">˙</mo>
            </mover>
            <mover accent="true">
              <msub>
                <mi>q</mi>
                <mi>l</mi>
              </msub>
              <mo stretchy="false">˙</mo>
            </mover>
          </mrow>
        </mtd>
      </mtr>
      <mtr>
        <mtd>
          <mrow/>
        </mtd>
      </mtr>
      <mtr>
        <mtd>
          <mrow>
            <msub>
              <mi>L</mi>
              <mn>1</mn>
            </msub>
            <mrow>
              <mi/>
              <mo stretchy="false">=</mo>
              <mi/>
            </mrow>
            <mrow>
              <munderover>
                <mo stretchy="false">∑</mo>
                <mrow>
                  <mi>j</mi>
                  <mo stretchy="false">=</mo>
                  <mn>1</mn>
                </mrow>
                <mi>S</mi>
              </munderover>
              <msub>
                <mo stretchy="false">α</mo>
                <mi>j</mi>
              </msub>
            </mrow>
            <mover accent="true">
              <msub>
                <mi>q</mi>
                <mi>j</mi>
              </msub>
              <mo stretchy="false">˙</mo>
            </mover>
          </mrow>
        </mtd>
      </mtr>
      <mtr>
        <mtd>
          <mrow/>
        </mtd>
      </mtr>
      <mtr>
        <mtd>
          <mrow>
            <msub>
              <mi>L</mi>
              <mn>0</mn>
            </msub>
            <mrow>
              <mi/>
              <mo stretchy="false">=</mo>
              <mi/>
            </mrow>
            <mo stretchy="false">α</mo>
            <mrow>
              <mi/>
              <mo stretchy="false">−</mo>
              <mi/>
            </mrow>
            <mi>V</mi>
            <mrow>
              <mo stretchy="false">(</mo>
              <mrow>
                <msub>
                  <mi>q</mi>
                  <mn>1</mn>
                </msub>
                <mi>,</mi>
                <mo stretchy="false">…</mo>
                <mi>,</mi>
                <msub>
                  <mi>q</mi>
                  <mi>S</mi>
                </msub>
                <mi>,</mi>
                <mi>t</mi>
              </mrow>
              <mo stretchy="false">)</mo>
            </mrow>
          </mrow>
        </mtd>
      </mtr>
    </mtable>
    <annotation encoding="StarMath 5.0">L_2 `=` 1 over 2 sum from {j,l = 1} to S %imu _{j l} dot q_j dot q_l newline newline
L_1 `=` sum from j=1 to S %ialpha _j dot q_j newline newline
L_0 `=` %ialpha `-` V(q_1 , dotslow , q_S , t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0T12:17:55.935000000</meta:creation-date>
    <meta:generator>LibreOffice/4.1.4.2$Windows_x86 LibreOffice_project/0a0440ccc0227ad9829de5f46be37cfb6edcf72</meta:generator>
  </office:meta>
</office:document-meta>
</file>